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monospace" svg:font-family="monospace, 'Droid Sans Mono', monospace, monospace, 'Droid Sans Fallback'"/>
  </office:font-face-decls>
  <office:automatic-styles>
    <style:style style:name="Table1" style:family="table">
      <style:table-properties style:width="13.859cm" fo:margin-left="0.644cm" fo:margin-top="0cm" fo:margin-bottom="0cm" table:align="left" style:writing-mode="lr-tb"/>
    </style:style>
    <style:style style:name="Table1.A" style:family="table-column">
      <style:table-column-properties style:column-width="3.108cm"/>
    </style:style>
    <style:style style:name="Table1.B" style:family="table-column">
      <style:table-column-properties style:column-width="6.999cm"/>
    </style:style>
    <style:style style:name="Table1.C" style:family="table-column">
      <style:table-column-properties style:column-width="3.7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4.337cm" fo:margin-left="0.644cm" fo:margin-top="0cm" fo:margin-bottom="0cm" table:align="left" style:writing-mode="lr-tb"/>
    </style:style>
    <style:style style:name="Table2.A" style:family="table-column">
      <style:table-column-properties style:column-width="2.856cm"/>
    </style:style>
    <style:style style:name="Table2.B" style:family="table-column">
      <style:table-column-properties style:column-width="7.929cm"/>
    </style:style>
    <style:style style:name="Table2.C" style:family="table-column">
      <style:table-column-properties style:column-width="3.5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TML_20_Preformatted">
      <style:paragraph-properties fo:margin-left="1.249cm" fo:margin-right="0cm" fo:text-indent="0cm" style:auto-text-indent="false"/>
    </style:style>
    <style:style style:name="P2" style:family="paragraph" style:parent-style-name="List_20_Paragraph" style:list-style-name="WWNum9"/>
    <style:style style:name="P3" style:family="paragraph" style:parent-style-name="List_20_Paragraph" style:list-style-name="WWNum10">
      <loext:graphic-properties draw:fill="solid" draw:fill-color="#fffffe"/>
      <style:paragraph-properties style:line-height-at-least="0.503cm" fo:background-color="#fffffe"/>
    </style:style>
    <style:style style:name="P4" style:family="paragraph" style:parent-style-name="List_20_Paragraph">
      <style:paragraph-properties fo:margin-left="0.635cm" fo:margin-right="0cm" fo:text-indent="0cm" style:auto-text-indent="false"/>
      <style:text-properties fo:font-weight="bold" style:font-weight-asian="bold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margin-left="0.635cm" fo:margin-right="0cm" fo:text-indent="0cm" style:auto-text-indent="false"/>
    </style:style>
    <style:style style:name="P10" style:family="paragraph" style:parent-style-name="Standard">
      <style:text-properties fo:color="#000000" loext:opacity="100%" style:font-name="Courier" fo:font-size="10.5pt" style:font-name-asian="Times New Roman1" style:font-size-asian="10.5pt" style:font-size-complex="10.5pt"/>
    </style:style>
    <style:style style:name="P11" style:family="paragraph" style:parent-style-name="Standard">
      <loext:graphic-properties draw:fill="solid" draw:fill-color="#fffffe"/>
      <style:paragraph-properties style:line-height-at-least="0.503cm" fo:background-color="#fffffe"/>
      <style:text-properties fo:color="#000000" loext:opacity="100%" style:font-name="Courier" fo:font-size="10.5pt" style:font-name-asian="Times New Roman1" style:font-size-asian="10.5pt" style:font-size-complex="10.5pt"/>
    </style:style>
    <style:style style:name="P12" style:family="paragraph" style:parent-style-name="Standard">
      <style:paragraph-properties fo:margin-left="0cm" fo:margin-right="0cm" fo:text-indent="1.249cm" style:auto-text-indent="false"/>
    </style:style>
    <style:style style:name="P13" style:family="paragraph" style:parent-style-name="Standard">
      <style:paragraph-properties fo:margin-left="1.884cm" fo:margin-right="0cm" fo:text-indent="0cm" style:auto-text-indent="false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2pt" fo:language="pt" fo:country="BR" style:letter-kerning="false" style:font-name-asian="Calibri1" style:font-size-asian="12pt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language="pt" fo:country="BR" officeooo:rsid="0013f640" officeooo:paragraph-rsid="0013f640" style:letter-kerning="false" style:font-name-asian="Calibri1" style:font-size-asian="12pt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2pt" fo:language="pt" fo:country="BR" officeooo:rsid="0013f640" officeooo:paragraph-rsid="0013f640" style:letter-kerning="false" style:font-name-asian="Calibri1" style:font-size-asian="12pt" style:font-size-complex="12pt" style:language-complex="ar" style:country-complex="SA"/>
    </style:style>
    <style:style style:name="P17" style:family="paragraph" style:parent-style-name="Standard">
      <style:paragraph-properties style:line-height-at-least="0.503cm"/>
      <style:text-properties fo:color="#d4d4d4" loext:opacity="100%" style:font-name="monospace" fo:font-size="10.5pt" fo:font-weight="normal" fo:background-color="#1e1e1e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fo:color="#d4d4d4" loext:opacity="100%" style:font-name="monospace" fo:font-size="10.5pt" fo:font-weight="normal" fo:background-color="#1e1e1e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d4d4d4" loext:opacity="100%" style:font-name="monospace" fo:font-size="10.5pt" fo:language="pt" fo:country="BR" fo:font-weight="normal" officeooo:rsid="0013f640" officeooo:paragraph-rsid="0013f640" style:letter-kerning="false" fo:background-color="#1e1e1e" style:font-name-asian="Calibri1" style:font-size-asian="12pt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d4d4d4" loext:opacity="100%" style:font-name="monospace" fo:font-size="10.5pt" fo:language="pt" fo:country="BR" fo:font-weight="normal" style:letter-kerning="false" fo:background-color="#1e1e1e" style:font-name-asian="Calibri1" style:font-size-asian="12pt" style:font-size-complex="12pt" style:language-complex="ar" style:country-complex="SA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-asian="Times New Roman1"/>
    </style:style>
    <style:style style:name="T4" style:family="text">
      <style:text-properties fo:color="#000000" loext:opacity="100%" style:font-name="Menlo" fo:font-size="10.5pt" fo:font-weight="bold" style:font-size-asian="10.5pt" style:font-weight-asian="bold" style:font-name-complex="Menlo1" style:font-size-complex="10.5pt" style:font-weight-complex="bold"/>
    </style:style>
    <style:style style:name="T5" style:family="text">
      <style:text-properties fo:color="#000000" loext:opacity="100%" style:font-name="Menlo" fo:font-size="10.5pt" style:font-size-asian="10.5pt" style:font-name-complex="Menlo1" style:font-size-complex="10.5pt"/>
    </style:style>
    <style:style style:name="T6" style:family="text">
      <style:text-properties fo:color="#000000" loext:opacity="100%" style:font-name="Menlo" fo:font-size="10.5pt" style:text-underline-style="solid" style:text-underline-width="auto" style:text-underline-color="font-color" style:font-size-asian="10.5pt" style:font-name-complex="Menlo1" style:font-size-complex="10.5pt"/>
    </style:style>
    <style:style style:name="T7" style:family="text">
      <style:text-properties fo:color="#000000" loext:opacity="100%" style:font-name="Courier" fo:font-size="10.5pt" style:font-name-asian="Times New Roman1" style:font-size-asian="10.5pt" style:font-size-complex="10.5pt"/>
    </style:style>
    <style:style style:name="T8" style:family="text">
      <style:text-properties fo:color="#000000" loext:opacity="100%"/>
    </style:style>
    <style:style style:name="T9" style:family="text">
      <style:text-properties fo:color="#ff0000" loext:opacity="100%"/>
    </style:style>
    <style:style style:name="T10" style:family="text">
      <style:text-properties fo:font-style="italic" style:font-style-asian="italic"/>
    </style:style>
    <style:style style:name="T11" style:family="text">
      <style:text-properties officeooo:rsid="0013f640"/>
    </style:style>
    <style:style style:name="T12" style:family="text">
      <style:text-properties fo:color="#dcdcdc" loext:opacity="100%"/>
    </style:style>
    <style:style style:name="T13" style:family="text">
      <style:text-properties fo:color="#b5cea8" loext:opacity="100%"/>
    </style:style>
    <style:style style:name="T14" style:family="text">
      <style:text-properties fo:color="#ce9178" loext:opacity="100%"/>
    </style:style>
    <style:style style:name="T15" style:family="text">
      <style:text-properties fo:color="#569cd6" loext:opacity="100%"/>
    </style:style>
    <style:style style:name="T16" style:family="text">
      <style:text-properties officeooo:rsid="0014a7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Avaliação Somativa 2</text:span></text:p>
      <text:p text:style-name="P6"/>
      <text:p text:style-name="Standard"><text:span text:style-name="T2">Aluno</text:span>: <text:s/><text:span text:style-name="T11">Marcio Vinicius de Souza da Rocha</text:span></text:p>
      <text:p text:style-name="Standard"/>
      <text:list xml:id="list490330862" text:style-name="WWNum9">
        <text:list-item>
          <text:p text:style-name="P2"><text:span text:style-name="T2">Treinamento e avaliação de um modelo para problema de classificação de câncer de mama a partir de imagem digital, em maligno ou benigno. A base foi criada por pesquisadores da Universidade de Wisconsin nos Estados Unidos.</text:span></text:p>
        </text:list-item>
      </text:list>
      <text:p text:style-name="P8"/>
      <text:p text:style-name="P9"><text:span text:style-name="T2">Link para a base no Scikit Learn:</text:span></text:p>
      <text:p text:style-name="P9"><text:a xlink:type="simple" xlink:href="https://scikit-learn.org/stable/modules/generated/sklearn.datasets.load_breast_cancer.html" text:style-name="Internet_20_link" text:visited-style-name="Visited_20_Internet_20_Link"><text:span text:style-name="Internet_20_link"><text:span text:style-name="T3">https://scikit-learn.org/stable/modules/generated/sklearn.datasets.load_breast_cancer.html</text:span></text:span></text:a></text:p>
      <text:p text:style-name="Standard"/>
      <text:p text:style-name="Standard"><text:s text:c="6"/>Leitura do arquivo:</text:p>
      <text:p text:style-name="P10"/>
      <text:p text:style-name="P1"><text:span text:style-name="kn"><text:span text:style-name="T4">from</text:span></text:span><text:span text:style-name="T5"> </text:span><text:span text:style-name="nn"><text:span text:style-name="T4">sklearn.datasets</text:span></text:span><text:span text:style-name="T5"> </text:span><text:span text:style-name="kn"><text:span text:style-name="T4">import</text:span></text:span><text:span text:style-name="T5"> </text:span><text:a xlink:type="simple" xlink:href="https://scikit-learn.org/stable/modules/generated/sklearn.datasets.load_breast_cancer.html#sklearn.datasets.load_breast_cancer" office:target-frame-name="View documentation for sklearn.datasets.load_breast_cancer" xlink:show="replace" text:style-name="n" text:visited-style-name="n"><text:span text:style-name="n"><text:span text:style-name="T6">load_breast_cancer</text:span></text:span></text:a></text:p>
      <text:p text:style-name="P12"><text:span text:style-name="n"><text:span text:style-name="T5">X</text:span></text:span><text:span text:style-name="p"><text:span text:style-name="T5">,</text:span></text:span><text:span text:style-name="T5"> </text:span><text:span text:style-name="n"><text:span text:style-name="T5">y</text:span></text:span><text:span text:style-name="T5"> </text:span><text:span text:style-name="o"><text:span text:style-name="T5">=</text:span></text:span><text:span text:style-name="T5"> </text:span><text:a xlink:type="simple" xlink:href="https://scikit-learn.org/stable/modules/generated/sklearn.datasets.load_breast_cancer.html#sklearn.datasets.load_breast_cancer" office:target-frame-name="View documentation for sklearn.datasets.load_breast_cancer" xlink:show="replace" text:style-name="n" text:visited-style-name="n"><text:span text:style-name="n"><text:span text:style-name="T6">load_breast_cancer</text:span></text:span></text:a><text:span text:style-name="p"><text:span text:style-name="T5">(</text:span></text:span><text:span text:style-name="n"><text:span text:style-name="T5">return_X_y</text:span></text:span><text:span text:style-name="o"><text:span text:style-name="T5">=</text:span></text:span><text:span text:style-name="kc"><text:span text:style-name="T4">True</text:span></text:span><text:span text:style-name="p"><text:span text:style-name="T5">)</text:span></text:span></text:p>
      <text:p text:style-name="Standard"/>
      <text:p text:style-name="P9">Qtde de atributos igual a 31, sendo:</text:p>
      <text:p text:style-name="P13">classe (0=maligno ou 1=benigno)</text:p>
      <text:p text:style-name="P13">30 atributos contínuos extraídos do núcleo das células em imagem de câncer de mama. </text:p>
      <text:p text:style-name="P9">Tipo dos atributos: numéricos</text:p>
      <text:p text:style-name="P9">Qtde de instâncias: 569 <text:s/>(212 malignos e 357 benignos)</text:p>
      <text:p text:style-name="P9"/>
      <text:p text:style-name="P9">Protocolo experimental a ser utilizado: validação cruzada com <text:span text:style-name="T9">5 folds.</text:span></text:p>
      <text:p text:style-name="Standard"/>
      <text:p text:style-name="P9">Encontre uma solução avaliando técnicas monolíticas e <text:span text:style-name="T10">ensembles</text:span>. </text:p>
      <text:p text:style-name="P9"/>
      <text:list xml:id="list3125278331" text:style-name="WWNum10">
        <text:list-item>
          <text:p text:style-name="P3"><text:span text:style-name="T7">Alternativas de ensembles de classificadores a serem avaliadas: BaggingClassifier() e RandomForestClassifier()</text:span></text:p>
        </text:list-item>
      </text:list>
      <text:p text:style-name="P11"/>
      <text:list xml:id="list202857548055975" text:continue-numbering="true" text:style-name="WWNum10">
        <text:list-item>
          <text:p text:style-name="P3"><text:span text:style-name="T7">Alternativas de classificadores monolíticos a serem avaliados: MLPClassifier() e SVC().</text:span></text:p>
        </text:list-item>
      </text:list>
      <text:p text:style-name="P11"/>
      <text:p text:style-name="P9"><text:span text:style-name="T8">Apresente abaixo (na tabela) o melhor resultado observado e abaixo da tabela insira a matriz de confusão.</text:span></text:p>
      <text:p text:style-name="Standard"/>
      <text:p text:style-name="P9">Busque pela melhor acurácia (taxa de acerto) e o menor esforço computacional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oft-page-break/><text:span text:style-name="T2">Apenas o Melhor Resultad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<text:span text:style-name="T2">Técnica </text:span></text:p>
          </table:table-cell>
          <table:table-cell table:style-name="Table1.A1" office:value-type="string">
            <text:p text:style-name="P14"><text:span text:style-name="T2">Parâmetros</text:span></text:p>
          </table:table-cell>
          <table:table-cell table:style-name="Table1.A1" office:value-type="string">
            <text:p text:style-name="P14"><text:span text:style-name="T2">Taxa de Acerto (%)</text:span></text:p>
          </table:table-cell>
        </table:table-row>
        <table:table-row table:style-name="Table1.1">
          <table:table-cell table:style-name="Table1.A1" office:value-type="string">
            <text:p text:style-name="P15">SVC</text:p>
          </table:table-cell>
          <table:table-cell table:style-name="Table1.A1" office:value-type="string">
            <text:p text:style-name="P20"><text:span text:style-name="T12">(</text:span>C=<text:span text:style-name="T13">1</text:span><text:span text:style-name="T12">,</text:span> gamma=<text:span text:style-name="T14">'scale'</text:span><text:span text:style-name="T12">,</text:span> kernel=<text:span text:style-name="T14">'rbf'</text:span><text:span text:style-name="T12">,</text:span>probability=<text:span text:style-name="T15">True</text:span><text:span text:style-name="T12">,</text:span>random_state=<text:span text:style-name="T13">10</text:span><text:span text:style-name="T12">)</text:span></text:p>
            <text:p text:style-name="P14"/>
          </table:table-cell>
          <table:table-cell table:style-name="Table1.A1" office:value-type="string">
            <text:p text:style-name="P16">97,36%</text:p>
          </table:table-cell>
        </table:table-row>
      </table:table>
      <text:p text:style-name="Standard"/>
      <text:p text:style-name="Standard"><text:s text:c="6"/>- &lt; insira aqui a matriz de confusão&gt;</text:p>
      <text:p text:style-name="Preformatted_20_Text">[[ 81 <text:s text:c="2"/>4]</text:p>
      <text:p text:style-name="P5"><text:s/>[ <text:s/>2 140]]</text:p>
      <text:p text:style-name="Standard"/>
      <text:p text:style-name="Standard"><text:s text:c="6"/>- Responda: qual a taxa de acerto de cada classe?</text:p>
      <text:p text:style-name="Standard"><text:s text:c="9"/>Classe 0 (malignos): <text:span text:style-name="T16">95,29%</text:span></text:p>
      <text:p text:style-name="Standard"><text:s text:c="9"/>Classe 1 (benignos): <text:span text:style-name="T16">98,59%</text:span></text:p>
      <text:p text:style-name="Standard"/>
      <text:p text:style-name="Standard"/>
      <text:p text:style-name="P17">scaler = StandardScaler<text:span text:style-name="T12">()</text:span>.fit<text:span text:style-name="T12">(</text:span>X<text:span text:style-name="T12">)</text:span></text:p>
      <text:p text:style-name="P17">X = scaler.transform<text:span text:style-name="T12">(</text:span>X<text:span text:style-name="T12">)</text:span></text:p>
      <text:p text:style-name="P17">X_train<text:span text:style-name="T12">,</text:span> X_val<text:span text:style-name="T12">,</text:span> y_train<text:span text:style-name="T12">,</text:span> y_val = train_test_split<text:span text:style-name="T12">(</text:span>X<text:span text:style-name="T12">,</text:span> y<text:span text:style-name="T12">,</text:span> train_size=<text:span text:style-name="T13">0.4</text:span><text:span text:style-name="T12">,</text:span> random_state=<text:span text:style-name="T13">42</text:span><text:span text:style-name="T12">,</text:span>stratify=y<text:span text:style-name="T12">)</text:span></text:p>
      <text:p text:style-name="P17">svm.fit<text:span text:style-name="T12">(</text:span>X_val<text:span text:style-name="T12">,</text:span> y_val<text:span text:style-name="T12">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202858532004622" text:continue-list="list490330862" text:style-name="WWNum9">
        <text:list-item>
          <text:p text:style-name="P2"><text:span text:style-name="T2">Treinamento e avaliação de modelo de regressão para estimativa do nível de progressão de diabetes de uma pessoa.</text:span></text:p>
        </text:list-item>
      </text:list>
      <text:p text:style-name="P4"/>
      <text:p text:style-name="P9">Nome do arquivo: diabetes</text:p>
      <text:p text:style-name="P9">Protocolo experimental a ser utilizado: validação cruzada com <text:span text:style-name="T9">5 folds</text:span>.</text:p>
      <text:p text:style-name="P9"/>
      <text:p text:style-name="P9">Link para a base no Scikit Learn</text:p>
      <text:p text:style-name="P9"><text:a xlink:type="simple" xlink:href="https://scikit-learn.org/stable/modules/generated/sklearn.datasets.load_diabetes.html" text:style-name="Internet_20_link" text:visited-style-name="Visited_20_Internet_20_Link"><text:span text:style-name="Internet_20_link"><text:span text:style-name="T3">https://scikit-learn.org/stable/modules/generated/sklearn.datasets.load_diabetes.html</text:span></text:span></text:a></text:p>
      <text:p text:style-name="P11"/>
      <text:p text:style-name="P9">Qtde de atributos igual a 10, sendo:</text:p>
      <text:p text:style-name="P13">10 atributos numéricos (idade, sexo, massa corpórea, média pressão sangue, dentre outros)</text:p>
      <text:p text:style-name="P13">Alvo = nível progressão diabetes (valor entre 25 e 346)</text:p>
      <text:p text:style-name="P9"/>
      <text:p text:style-name="P9">Tipo dos atributos: numéricos</text:p>
      <text:p text:style-name="P9">Qtde de instâncias: 442</text:p>
      <text:p text:style-name="P9"/>
      <text:p text:style-name="P18">X_train<text:span text:style-name="T12">,</text:span> X_val<text:span text:style-name="T12">,</text:span> y_train<text:span text:style-name="T12">,</text:span> y_val = train_test_split<text:span text:style-name="T12">(</text:span>X<text:span text:style-name="T12">,</text:span> y<text:span text:style-name="T12">,</text:span> train_size=<text:span text:style-name="T13">0.4</text:span><text:span text:style-name="T12">,</text:span> random_state=<text:span text:style-name="T13">10</text:span><text:span text:style-name="T12">)</text:span></text:p>
      <text:p text:style-name="P18"/>
      <text:p text:style-name="P18">svm.fit<text:span text:style-name="T12">(</text:span>X_val<text:span text:style-name="T12">,</text:span> y_val<text:span text:style-name="T12">)</text:span></text:p>
      <text:p text:style-name="P9"/>
      <text:p text:style-name="P9"/>
      <text:p text:style-name="P7"><text:span text:style-name="T2">Tabela de Resultad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<text:span text:style-name="T2">Técnica</text:span></text:p>
          </table:table-cell>
          <table:table-cell table:style-name="Table2.A1" office:value-type="string">
            <text:p text:style-name="P14"><text:span text:style-name="T2">Parâmetros</text:span></text:p>
          </table:table-cell>
          <table:table-cell table:style-name="Table2.A1" office:value-type="string">
            <text:p text:style-name="P14"><text:span text:style-name="T2">MAE (Mean Absolute Error)</text:span></text:p>
          </table:table-cell>
        </table:table-row>
        <table:table-row table:style-name="Table2.1">
          <table:table-cell table:style-name="Table2.A1" office:value-type="string">
            <text:p text:style-name="P15">SVR</text:p>
          </table:table-cell>
          <table:table-cell table:style-name="Table2.A1" office:value-type="string">
            <text:p text:style-name="P19"><text:span text:style-name="T12">(</text:span>C=<text:span text:style-name="T13">100</text:span><text:span text:style-name="T12">,</text:span> epsilon=<text:span text:style-name="T13">0.5</text:span><text:span text:style-name="T12">,</text:span> gamma=<text:span text:style-name="T14">'scale'</text:span><text:span text:style-name="T12">,</text:span> kernel=<text:span text:style-name="T14">'rbf'</text:span><text:span text:style-name="T12">)</text:span></text:p>
            <text:p text:style-name="P16"/>
          </table:table-cell>
          <table:table-cell table:style-name="Table2.A1" office:value-type="string">
            <text:p text:style-name="P16">44,63%</text:p>
          </table:table-cell>
        </table:table-row>
      </table:table>
      <text:p text:style-name="P11"/>
      <text:list xml:id="list202858503774161" text:continue-list="list202857548055975" text:style-name="WWNum10">
        <text:list-item>
          <text:p text:style-name="P3"><text:span text:style-name="T7">Alternativas de ensembles de regressores a serem avaliados: BaggingRegressor() e RandomForestRegressor().</text:span></text:p>
        </text:list-item>
      </text:list>
      <text:p text:style-name="P11"/>
      <text:list xml:id="list202857258359216" text:continue-numbering="true" text:style-name="WWNum10">
        <text:list-item>
          <text:p text:style-name="P3"><text:span text:style-name="T7">Alternativas de regressores monolíticos a serem avaliados: MLPRegressor() e SVR(). </text:span></text:p>
        </text:list-item>
      </text:list>
      <text:p text:style-name="P11"/>
      <text:p text:style-name="Standard"/>
      <text:p text:style-name="Standard"><text:span text:style-name="T2">ENTREGA EM ATÉ 48h. </text:span><text:bookmark text:name="_GoBack"/></text:p>
      <text:p text:style-name="Standard"><text:span text:style-name="T2">HORÁRIO LIMITE: 24h de 16/06/2022</text:span></text:p>
      <text:p text:style-name="Standard"><text:span text:style-name="T2">Forma de entrega: PDF no AVA. </text:span></text:p>
      <text:p text:style-name="Standard"><text:span text:style-name="T2">Anexar documento no formato PDF !!!!!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monospace" svg:font-family="monospace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Calibri" fo:font-family="Calibri" style:font-family-generic="roman" style:font-pitch="variable" style:language-asian="en" style:country-asian="US" style:font-name-complex="F" style:font-family-generic-complex="system" style:font-pitch-complex="variable"/>
    </style:style>
    <style:style style:name="HTML_20_Preformatted" style:display-name="HTML Preformatted" style:family="paragraph" style:parent-style-name="Standard" loext:linked-style-name="Pré-formatação_20_HTML_20_Char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n" style:family="text" style:parent-style-name="Default_20_Paragraph_20_Font"/>
    <style:style style:name="p" style:family="text" style:parent-style-name="Default_20_Paragraph_20_Font"/>
    <style:style style:name="o" style:family="text" style:parent-style-name="Default_20_Paragraph_20_Font"/>
    <style:style style:name="kc" style:family="text" style:parent-style-name="Default_20_Paragraph_20_Font"/>
    <style:style style:name="kn" style:family="text" style:parent-style-name="Default_20_Paragraph_20_Font"/>
    <style:style style:name="n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3">
        <style:list-level-properties text:list-level-position-and-space-mode="label-alignment">
          <style:list-level-label-alignment text:label-followed-by="listtab" fo:text-indent="-0.776cm" fo:margin-left="0.776cm"/>
        </style:list-level-properties>
      </text:list-level-style-number>
      <text:list-level-style-number text:level="2" text:style-name="ListLabel_20_47" loext:num-list-format="%1%-%2%" style:num-format="1" text:start-value="32" text:display-levels="2">
        <style:list-level-properties text:list-level-position-and-space-mode="label-alignment">
          <style:list-level-label-alignment text:label-followed-by="listtab" fo:text-indent="-0.776cm" fo:margin-left="0.776cm"/>
        </style:list-level-properties>
      </text:list-level-style-number>
      <text:list-level-style-number text:level="3" text:style-name="ListLabel_20_48" loext:num-list-format="%1%-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9" loext:num-list-format="%1%-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50" loext:num-list-format="%1%-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51" loext:num-list-format="%1%-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52" loext:num-list-format="%1%-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53" loext:num-list-format="%1%-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4" loext:num-list-format="%1%-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ceu Britto</meta:initial-creator>
    <meta:editing-cycles>3</meta:editing-cycles>
    <meta:creation-date>2022-06-14T18:07:00</meta:creation-date>
    <dc:date>2022-06-16T20:28:56.882102943</dc:date>
    <meta:editing-duration>PT30S</meta:editing-duration>
    <meta:generator>LibreOffice/7.3.1.3$Linux_X86_64 LibreOffice_project/30$Build-3</meta:generator>
    <meta:document-statistic meta:table-count="2" meta:image-count="0" meta:object-count="0" meta:page-count="3" meta:paragraph-count="61" meta:word-count="386" meta:character-count="2871" meta:non-whitespace-character-count="2504"/>
    <meta:user-defined meta:name="AppVersion">15.0000</meta:user-defined>
    <meta:template xlink:type="simple" xlink:actuate="onRequest" xlink:title="Normal.dotm" xlink:href=""/>
  </office:meta>
</office:document-meta>
</file>